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3407.492405" calcext:value-type="float">
            <text:p>23407.492405</text:p>
          </table:table-cell>
          <table:table-cell table:formula="of:=[.H2]/24/365" office:value-type="float" office:value="2.67208817408676" calcext:value-type="float">
            <text:p>2.67208817408676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0"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8.32194" calcext:value-type="float">
            <text:p>68.32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00083" calcext:value-type="float">
            <text:p>43.00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38444" calcext:value-type="float">
            <text:p>40.38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9.55778" calcext:value-type="float">
            <text:p>39.55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6444" calcext:value-type="float">
            <text:p>42.56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05" calcext:value-type="float">
            <text:p>42.6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4722" calcext:value-type="float">
            <text:p>41.94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68.93806" calcext:value-type="float">
            <text:p>68.93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19167" calcext:value-type="float">
            <text:p>43.19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5639" calcext:value-type="float">
            <text:p>41.95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3889" calcext:value-type="float">
            <text:p>41.93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66.06083" calcext:value-type="float">
            <text:p>66.06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7.36917" calcext:value-type="float">
            <text:p>47.36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3.13556" calcext:value-type="float">
            <text:p>43.13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5667" calcext:value-type="float">
            <text:p>32.05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2083" calcext:value-type="float">
            <text:p>32.12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75" calcext:value-type="float">
            <text:p>32.187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51.33583" calcext:value-type="float">
            <text:p>51.33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917" calcext:value-type="float">
            <text:p>32.18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722" calcext:value-type="float">
            <text:p>32.22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1.27194" calcext:value-type="float">
            <text:p>41.27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8.86889" calcext:value-type="float">
            <text:p>38.86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2556" calcext:value-type="float">
            <text:p>32.12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2.23194" calcext:value-type="float">
            <text:p>42.23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08778" calcext:value-type="float">
            <text:p>32.08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42.83111" calcext:value-type="float">
            <text:p>42.8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21278" calcext:value-type="float">
            <text:p>32.21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32.21556" calcext:value-type="float">
            <text:p>32.21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ABORTED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1" calcext:value-type="float">
            <text:p>88459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ABORTED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2" calcext:value-type="float">
            <text:p>88459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ABORTED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3" calcext:value-type="float">
            <text:p>88459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ABORTED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4" calcext:value-type="float">
            <text:p>88459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3"/>
          <table:table-cell office:value-type="float" office:value="8845920" calcext:value-type="float">
            <text:p>88459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5:37:31.366355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4-26T15:37:55.367374573</dc:date>
    <meta:editing-duration>P5DT16H32M53S</meta:editing-duration>
    <meta:editing-cycles>232</meta:editing-cycles>
    <meta:document-statistic meta:table-count="1" meta:cell-count="7305" meta:object-count="0"/>
  </office:meta>
</office:document-meta>
</file>